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3</text:p>
      <text:p text:style-name="Standard"/>
      <text:p text:style-name="Standard">a) <text:s/>List.js</text:p>
      <text:p text:style-name="Standard"/>
      <text:p text:style-name="Standard">In this lab, we will apply a templating lib. Currently the view and data are 'hard codded' to sample fileds.</text:p>
      <text:p text:style-name="Standard">The example toDo.html has working code to select 'all' to do items. </text:p>
      <text:p text:style-name="Standard">Make that work in view, and map the template.</text:p>
      <text:p text:style-name="Standard"/>
      <text:p text:style-name="Standard"/>
      <text:p text:style-name="Standard"/>
      <text:p text:style-name="P1">3.b Class </text:p>
      <text:p text:style-name="Standard"/>
      <text:p text:style-name="Standard">There is a class for page1/view one.</text:p>
      <text:p text:style-name="Standard"/>
      <text:p text:style-name="Standard">Make pg2 a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6:11:48.19</meta:creation-date>
    <meta:generator>OpenOffice.org/3.4.1$Win32 OpenOffice.org_project/341m1$Build-9593</meta:generator>
    <dc:date>2013-07-25T12:15:26</dc:date>
    <meta:editing-duration>PT13M46S</meta:editing-duration>
    <meta:editing-cycles>2</meta:editing-cycles>
    <meta:document-statistic meta:table-count="0" meta:image-count="0" meta:object-count="0" meta:page-count="2" meta:paragraph-count="8" meta:word-count="58" meta:character-count="300"/>
  </office:meta>
</office:document-meta>
</file>